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9.245cm"/>
    </style:style>
    <style:style style:name="Mgr5" style:family="graphic" style:parent-style-name="standard">
      <style:graphic-properties draw:stroke="none" draw:fill="none" fo:min-height="12.8cm"/>
    </style:style>
    <style:style style:name="Mgr6" style:family="graphic" style:parent-style-name="standard">
      <style:graphic-properties draw:stroke="none" draw:fill="none" fo:min-height="26.309cm"/>
    </style:style>
    <style:style style:name="Mgr7" style:family="graphic" style:parent-style-name="standard">
      <style:graphic-properties draw:stroke="none" draw:fill="none" fo:min-height="7.112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/>
    </style:style>
    <style:style style:name="MP9" style:family="paragraph">
      <loext:graphic-properties draw:fill="gradient" draw:fill-color="#009bdd" draw:fill-gradient-name="Gradient_20_2"/>
      <style:paragraph-properties fo:text-align="center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19.684cm" svg:height="9.495cm" svg:x="4.59cm" svg:y="5.596cm">
        <draw:text-box>
          <text:p>def main():</text:p>
          <text:p><text:tab/></text:p>
          <text:p><text:tab/>from time import sleep</text:p>
          <text:p><text:tab/>from json import dumps</text:p>
          <text:p><text:tab/>from kafka import KafkaProducer</text:p>
          <text:p><text:tab/>producer = KafkaProducer(bootstrap_servers=['localhost:9092'],</text:p>
          <text:p><text:s text:c="25"/><text:tab/>value_serializer=lambda x: </text:p>
          <text:p><text:s text:c="25"/><text:tab/>dumps(x).encode('utf-8'))</text:p>
          <text:p><text:tab/>for e in range(1000):</text:p>
          <text:p><text:s text:c="4"/><text:tab/><text:tab/>data = {'number' : e}</text:p>
          <text:p><text:s text:c="4"/><text:tab/><text:tab/>producer.send('numtest', value=data)</text:p>
          <text:p><text:s text:c="4"/><text:tab/><text:tab/>sleep(5)</text:p>
          <text:p>main()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9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5" draw:text-style-name="MP8" draw:layer="backgroundobjects" svg:width="16.802cm" svg:height="13.05cm" svg:x="6.031cm" svg:y="3.818cm">
        <draw:text-box>
          <text:p>def main ():</text:p>
          <text:p><text:tab/>from kafka import KafkaConsumer</text:p>
          <text:p><text:tab/>from pymongo import MongoClient</text:p>
          <text:p><text:tab/>from json import loads</text:p>
          <text:p><text:tab/>consumer = KafkaConsumer(</text:p>
          <text:p><text:s text:c="4"/><text:tab/>'numtest',</text:p>
          <text:p><text:s text:c="4"/><text:tab/>bootstrap_servers=['localhost:9092'],</text:p>
          <text:p><text:s text:c="5"/><text:tab/>auto_offset_reset='earliest',</text:p>
          <text:p><text:s text:c="5"/><text:tab/>enable_auto_commit=True,</text:p>
          <text:p><text:s text:c="5"/><text:tab/>group_id='my-group',</text:p>
          <text:p><text:s text:c="5"/><text:tab/>value_deserializer=lambda x: loads(x.decode('utf-8')))</text:p>
          <text:p><text:tab/>client = MongoClient('localhost:27017')</text:p>
          <text:p><text:tab/>collection = client.numtest.numtest</text:p>
          <text:p><text:tab/>for message in consumer:</text:p>
          <text:p><text:s text:c="4"/><text:tab/><text:tab/>message = message.value</text:p>
          <text:p><text:s text:c="4"/><text:tab/><text:tab/>collection.insert_one(message)</text:p>
          <text:p><text:s text:c="4"/><text:tab/><text:tab/>print('{} added to {}'.format(message, collection))</text:p>
          <text:p>main()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11" draw:layer="backgroundobjects" svg:width="6.523cm" svg:height="1.448cm" svg:x="1.4cm" svg:y="19.131cm" presentation:class="date-time">
        <draw:text-box>
          <text:p text:style-name="MP10"><presentation:date-time/></text:p>
        </draw:text-box>
      </draw:frame>
      <draw:frame presentation:style-name="Mpr8" draw:text-style-name="MP13" draw:layer="backgroundobjects" svg:width="8.875cm" svg:height="1.448cm" svg:x="9.576cm" svg:y="19.131cm" presentation:class="footer">
        <draw:text-box>
          <text:p text:style-name="MP12"><presentation:footer/></text:p>
        </draw:text-box>
      </draw:frame>
      <draw:frame presentation:style-name="Mpr8" draw:text-style-name="MP15" draw:layer="backgroundobjects" svg:width="6.523cm" svg:height="1.448cm" svg:x="20.076cm" svg:y="19.131cm" presentation:class="page-number">
        <draw:text-box>
          <text:p text:style-name="MP14"><text:page-number>&lt;number&gt;</text:page-number></text:p>
        </draw:text-box>
      </draw:frame>
      <draw:frame draw:style-name="Mgr6" draw:text-style-name="MP8" draw:layer="backgroundobjects" svg:width="27.677cm" svg:height="26.559cm" svg:x="0.314cm" svg:y="-2.634cm">
        <draw:text-box>
          <text:p>def main():</text:p>
          <text:p/>
          <text:p><text:tab/>import csv</text:p>
          <text:p><text:tab/>import requests</text:p>
          <text:p><text:tab/>import os</text:p>
          <text:p><text:tab/>import time</text:p>
          <text:p><text:tab/>from kafka import KafkaProducer</text:p>
          <text:p><text:tab/>from json import dumps</text:p>
          <text:p/>
          <text:p><text:tab/>producer = KafkaProducer(bootstrap_servers=['localhost:9092'],</text:p>
          <text:p><text:s text:c="25"/>value_serializer=lambda x: </text:p>
          <text:p><text:s text:c="25"/>dumps(x).encode('utf-8'))</text:p>
          <text:p><text:tab/>import http.client</text:p>
          <text:p/>
          <text:p><text:tab/>conn = http.client.HTTPSConnection("airport-info.p.rapidapi.com")</text:p>
          <text:p/>
          <text:p><text:tab/>headers = {</text:p>
          <text:p><text:s text:c="4"/><text:tab/>'x-rapidapi-host': "airport-info.p.rapidapi.com",</text:p>
          <text:p><text:s text:c="4"/><text:tab/>'x-rapidapi-key': "962b4f2e6emshb65a974b3b3acd2p1673e4jsn430c5613d124"</text:p>
          <text:p><text:s text:c="4"/><text:tab/>}</text:p>
          <text:p/>
          <text:p><text:tab/>conn.request("GET", "https://iata-and-icao-codes.p.rapidapi.com/airlines", headers=headers)</text:p>
          <text:p/>
          <text:p><text:tab/>res = conn.getresponse()</text:p>
          <text:p><text:tab/>data = res.read()</text:p>
          <text:p/>
          <text:p><text:tab/>print(data.decode("utf-8"))</text:p>
          <text:p/>
          <text:p><text:tab/></text:p>
          <text:p><text:tab/></text:p>
          <text:p><text:tab/>decode_content=data.decode('utf-8')</text:p>
          <text:p><text:tab/>cr=csv.reader(decode_content.splitlines(),delimiter=',')</text:p>
          <text:p><text:tab/>my_list=list(cr)</text:p>
          <text:p><text:tab/>for row in my_list:</text:p>
          <text:p><text:tab/><text:tab/>producer.send('dataTopic',row)</text:p>
          <text:p/>
          <text:p>main()</text:p>
        </draw:text-box>
      </draw:frame>
      <presentation:notes style:page-layout-name="PM0">
        <draw:page-thumbnail presentation:style-name="Default-title" draw:layer="backgroundobjects" svg:width="0cm" svg:height="0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3cm" svg:height="1.484cm" svg:x="0cm" svg:y="0cm" presentation:class="header">
          <draw:text-box>
            <text:p text:style-name="MP10"><presentation:header/></text:p>
          </draw:text-box>
        </draw:frame>
        <draw:frame presentation:style-name="Mpr9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0" draw:text-style-name="MP11" draw:layer="backgroundobjects" svg:width="9.113cm" svg:height="1.484cm" svg:x="0cm" svg:y="28.215cm" presentation:class="footer">
          <draw:text-box>
            <text:p text:style-name="MP10"><presentation:footer/></text:p>
          </draw:text-box>
        </draw:frame>
        <draw:frame presentation:style-name="Mpr10" draw:text-style-name="MP15" draw:layer="backgroundobjects" svg:width="9.113cm" svg:height="1.484cm" svg:x="11.886cm" svg:y="28.215cm" presentation:class="page-number">
          <draw:text-box>
            <text:p text:style-name="MP14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presentation:date-time/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presentation:footer/></text:p>
        </draw:text-box>
      </draw:frame>
      <draw:frame presentation:style-name="Mpr11" draw:text-style-name="MP15" draw:layer="backgroundobjects" svg:width="6.523cm" svg:height="1.448cm" svg:x="20.076cm" svg:y="19.131cm" presentation:class="page-number">
        <draw:text-box>
          <text:p text:style-name="MP14"><text:page-number>&lt;number&gt;</text:page-number></text:p>
        </draw:text-box>
      </draw:frame>
      <draw:frame draw:style-name="Mgr7" draw:text-style-name="MP8" draw:layer="backgroundobjects" svg:width="14.252cm" svg:height="7.362cm" svg:x="7.111cm" svg:y="7.028cm">
        <draw:text-box>
          <text:p>def main():</text:p>
          <text:p><text:tab/>from kafka import KafkaConsumer</text:p>
          <text:p><text:tab/>from json import loads</text:p>
          <text:p/>
          <text:p><text:tab/>consumer = KafkaConsumer('dataTopic')<text:tab/></text:p>
          <text:p><text:tab/>for message in consumer:</text:p>
          <text:p><text:s text:c="4"/><text:tab/><text:tab/>values = message.value</text:p>
          <text:p><text:s text:c="4"/><text:tab/><text:tab/></text:p>
          <text:p><text:s text:c="4"/><text:tab/><text:tab/>print(values)</text:p>
          <text:p>main()</text:p>
        </draw:text-box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1" draw:layer="backgroundobjects" svg:width="9.113cm" svg:height="1.484cm" svg:x="0cm" svg:y="0cm" presentation:class="header">
          <draw:text-box>
            <text:p text:style-name="MP10"><presentation:header/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3" draw:text-style-name="MP11" draw:layer="backgroundobjects" svg:width="9.113cm" svg:height="1.484cm" svg:x="0cm" svg:y="28.215cm" presentation:class="footer">
          <draw:text-box>
            <text:p text:style-name="MP10"><presentation:footer/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03T13:39:58.664578158</meta:creation-date>
    <meta:editing-duration>PT3M45S</meta:editing-duration>
    <meta:editing-cycles>2</meta:editing-cycles>
    <meta:generator>LibreOffice/6.0.7.3$Linux_X86_64 LibreOffice_project/00m0$Build-3</meta:generator>
    <dc:title>Blue Curve</dc:title>
    <dc:date>2022-01-03T13:43:43.720190567</dc:date>
    <meta:document-statistic meta:object-count="68"/>
  </office:meta>
</office:document-meta>
</file>